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54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7cm" svg:y1="6.715cm" svg:x2="16.44cm" svg:y2="6.715cm">
          <text:p/>
        </draw:line>
        <draw:frame draw:style-name="gr2" draw:text-style-name="P2" draw:layer="layout" svg:width="1.27cm" svg:height="3.088cm" svg:x="2.97cm" svg:y="3.785cm">
          <draw:text-box>
            <text:p text:style-name="P2"><text:span text:style-name="T1">(</text:span></text:p>
          </draw:text-box>
        </draw:frame>
        <draw:frame draw:style-name="gr2" draw:text-style-name="P2" draw:layer="layout" svg:width="1.27cm" svg:height="3.088cm" svg:x="4.37cm" svg:y="3.785cm">
          <draw:text-box>
            <text:p text:style-name="P2"><text:span text:style-name="T1">(</text:span></text:p>
          </draw:text-box>
        </draw:frame>
        <draw:frame draw:style-name="gr2" draw:text-style-name="P2" draw:layer="layout" svg:width="1.27cm" svg:height="3.088cm" svg:x="5.87cm" svg:y="3.785cm">
          <draw:text-box>
            <text:p text:style-name="P2"><text:span text:style-name="T1">(</text:span></text:p>
          </draw:text-box>
        </draw:frame>
        <draw:frame draw:style-name="gr2" draw:text-style-name="P2" draw:layer="layout" svg:width="1.27cm" svg:height="3.088cm" svg:x="10.67cm" svg:y="3.785cm">
          <draw:text-box>
            <text:p text:style-name="P2"><text:span text:style-name="T1">)</text:span></text:p>
          </draw:text-box>
        </draw:frame>
        <draw:frame draw:style-name="gr2" draw:text-style-name="P2" draw:layer="layout" svg:width="1.27cm" svg:height="3.088cm" svg:x="12.67cm" svg:y="3.785cm">
          <draw:text-box>
            <text:p text:style-name="P2"><text:span text:style-name="T1">)</text:span></text:p>
          </draw:text-box>
        </draw:frame>
        <draw:frame draw:style-name="gr2" draw:text-style-name="P2" draw:layer="layout" svg:width="1.27cm" svg:height="3.088cm" svg:x="14.57cm" svg:y="3.785cm">
          <draw:text-box>
            <text:p text:style-name="P2"><text:span text:style-name="T1">)</text:span></text:p>
          </draw:text-box>
        </draw:frame>
        <draw:frame draw:style-name="gr3" draw:layer="layout" svg:width="1.405cm" svg:height="0.962cm" svg:x="2.77cm" svg:y="3.54cm">
          <draw:text-box>
            <text:p>10</text:p>
          </draw:text-box>
        </draw:frame>
        <draw:frame draw:style-name="gr3" draw:layer="layout" svg:width="1.405cm" svg:height="0.962cm" svg:x="4.571cm" svg:y="3.54cm">
          <draw:text-box>
            <text:p>20</text:p>
          </draw:text-box>
        </draw:frame>
        <draw:frame draw:style-name="gr3" draw:layer="layout" svg:width="1.405cm" svg:height="0.962cm" svg:x="6.071cm" svg:y="3.54cm">
          <draw:text-box>
            <text:p>30</text:p>
          </draw:text-box>
        </draw:frame>
        <draw:frame draw:style-name="gr3" draw:layer="layout" svg:width="1.623cm" svg:height="0.962cm" svg:x="10.172cm" svg:y="3.54cm">
          <draw:text-box>
            <text:p>700</text:p>
          </draw:text-box>
        </draw:frame>
        <draw:frame draw:style-name="gr3" draw:layer="layout" svg:width="1.623cm" svg:height="0.962cm" svg:x="12.273cm" svg:y="3.54cm">
          <draw:text-box>
            <text:p>800</text:p>
          </draw:text-box>
        </draw:frame>
        <draw:frame draw:style-name="gr3" draw:layer="layout" svg:width="1.623cm" svg:height="0.962cm" svg:x="14.174cm" svg:y="3.54cm">
          <draw:text-box>
            <text:p>900</text:p>
          </draw:text-box>
        </draw:frame>
        <draw:frame draw:style-name="gr4" draw:layer="layout" svg:width="2.54cm" svg:height="1.52cm" draw:transform="rotate (0.7853981633973) translate (2.203cm 7.906cm)">
          <draw:text-box>
            <text:p>cnt=1</text:p>
          </draw:text-box>
        </draw:frame>
        <draw:frame draw:style-name="gr4" draw:layer="layout" svg:width="2.54cm" svg:height="1.52cm" draw:transform="rotate (0.7853981633973) translate (3.706cm 8.114cm)">
          <draw:text-box>
            <text:p>cnt=2</text:p>
          </draw:text-box>
        </draw:frame>
        <draw:frame draw:style-name="gr4" draw:layer="layout" svg:width="2.54cm" svg:height="1.52cm" draw:transform="rotate (0.7853981633973) translate (5.445cm 8.311cm)">
          <draw:text-box>
            <text:p>cnt=3</text:p>
          </draw:text-box>
        </draw:frame>
        <draw:frame draw:style-name="gr4" draw:layer="layout" svg:width="2.54cm" svg:height="1.52cm" draw:transform="rotate (0.7853981633973) translate (9.659cm 8.311cm)">
          <draw:text-box>
            <text:p>cnt=2</text:p>
          </draw:text-box>
        </draw:frame>
        <draw:frame draw:style-name="gr4" draw:layer="layout" svg:width="2.54cm" svg:height="1.52cm" draw:transform="rotate (0.7853981633973) translate (11.581cm 8.087cm)">
          <draw:text-box>
            <text:p>cnt=1</text:p>
          </draw:text-box>
        </draw:frame>
        <draw:frame draw:style-name="gr4" draw:layer="layout" svg:width="2.54cm" svg:height="1.52cm" draw:transform="rotate (0.7853981633973) translate (13.4cm 8.411cm)">
          <draw:text-box>
            <text:p>cnt=0</text:p>
          </draw:text-box>
        </draw:frame>
        <draw:custom-shape draw:style-name="gr5" draw:text-style-name="P1" draw:layer="layout" svg:width="4.445cm" svg:height="0.935cm" svg:x="6.715cm" svg:y="6.08cm">
          <text:p text:style-name="P1">Solu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os </meta:initial-creator>
    <meta:creation-date>2011-04-07T23:32:29</meta:creation-date>
    <dc:date>2011-04-07T23:40:25</dc:date>
    <dc:creator>christos </dc:creator>
    <meta:editing-duration>PT00H07M56S</meta:editing-duration>
    <meta:editing-cycles>3</meta:editing-cycles>
    <meta:generator>OpenOffice.org/3.2$Unix OpenOffice.org_project/320m19$Build-9505</meta:generator>
    <meta:document-statistic meta:object-count="20"/>
  </office:meta>
</office:document-meta>
</file>